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eting Minutes </text:p>
      <text:p text:style-name="P2">March 2<text:span text:style-name="T1">nd</text:span> 2017</text:p>
      <text:p text:style-name="Standard"/>
      <text:p text:style-name="P2"><text:span text:style-name="T2">Present:</text:span> Matt Redmond, Matt Hutchinson, Chris Hein, Andrew Rehberg</text:p>
      <text:p text:style-name="Standard"/>
      <text:p text:style-name="Standard"><text:span text:style-name="T2">Meeting Started: </text:span>1:10pm</text:p>
      <text:p text:style-name="Standard"><text:span text:style-name="T2">Meeting Ended:</text:span> 2:30pm</text:p>
      <text:p text:style-name="Standard"/>
      <text:p text:style-name="Standard">Matt reviewed and physically signed the charter (as opposed to the verbal acceptance we had previously)</text:p>
      <text:p text:style-name="Standard"/>
      <text:p text:style-name="Standard">Matt reviewed the functionality of the current pages and made the following suggests/requests:</text:p>
      <text:p text:style-name="Standard"/>
      <text:list xml:id="list8672786126860930578" text:style-name="L1">
        <text:list-item>
          <text:p text:style-name="P1">Setting text/image to justify on each page to add a bit of extra padding for phone viewing</text:p>
        </text:list-item>
        <text:list-item>
          <text:p text:style-name="P1">Switching to dropdowns on the photographer page to avoid being able to enter incorrect data</text:p>
        </text:list-item>
        <text:list-item>
          <text:p text:style-name="P1">A request was made for an alteration to the photographer page: addition of a method of selecting who to view by show all/show waiting for approval/show who uploaded an image. Checkboxes were suggested as a solution</text:p>
        </text:list-item>
        <text:list-item>
          <text:p text:style-name="P1">A request was made to condense the first and last name fields into a single field on the admin page and to switch photographer to sponsor</text:p>
        </text:list-item>
        <text:list-item>
          <text:p text:style-name="P1">A request was made to convert the name field to a link that functions as a mailto when clicked</text:p>
        </text:list-item>
        <text:list-item>
          <text:p text:style-name="P1">A request was made to change the haspaid field to pending (yes/no)</text:p>
        </text:list-item>
        <text:list-item>
          <text:p text:style-name="P1">A request was made for all pages with search functionality to implement radio buttons as per the admin page design, with search functionality for each field</text:p>
        </text:list-item>
        <text:list-item>
          <text:p text:style-name="P1">A request was made to replace the input text for the admin search bar with a drop down, and to implement checkboxes for has image (if an image exists), order status (pending) and image status (approved/denied/pending), contact status (contacted/not) so the admin can narrow searches to include those fields</text:p>
        </text:list-item>
        <text:list-item>
          <text:p text:style-name="P1">A request was made to add a field to state whether or not an automated message has been sent out by the admin</text:p>
        </text:list-item>
        <text:list-item>
          <text:p text:style-name="P1">A request was made to include a payment type of not applicable to handle users who arrange ads for services rather than the regular fee</text:p>
        </text:list-item>
        <text:list-item>
          <text:p text:style-name="P1">A request was made for better sorting for the ability to view who is pending for payments/approval and who is already dealt with, prior to invoices being sent</text:p>
        </text:list-item>
        <text:list-item>
          <text:p text:style-name="P1">A request was made to set it up so that if an images upload status is awaiting approval, that the admin can click on the status and go directly to an approval page</text:p>
        </text:list-item>
        <text:list-item>
          <text:p text:style-name="P1">A request was made to reorganize the editing section of the admin page to look more form like rather than a bunch of input text boxes</text:p>
        </text:list-item>
        <text:list-item>
          <text:p text:style-name="P1">A request was made to be able to send bulk email invoices via selecting who hasn't paid yet</text:p>
        </text:list-item>
        <text:list-item>
          <text:p text:style-name="P1">A request was made to rework the visual display of data on invoice page to resemble the visual display of the admin page</text:p>
        </text:list-item>
        <text:list-item>
          <text:p text:style-name="P1">A request was made to direct requests for email accounts for the required automated accounts to mike mcguire and to coordinate with him for getting the site deployed when the time comes</text:p>
        </text:list-item>
        <text:list-item>
          <text:p text:style-name="P1">A request was made to update list of deliverables to more accurately reflect specific sprints</text:p>
        </text:list-item>
      </text:list>
      <text:p text:style-name="Standard"/>
      <text:p text:style-name="Standard">The meeting was ended at 2:30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20S</meta:editing-duration>
    <meta:editing-cycles>11</meta:editing-cycles>
    <meta:generator>OpenOffice/4.1.3$Win32 OpenOffice.org_project/413m1$Build-9783</meta:generator>
    <dc:date>2017-03-02T22:06:02.61</dc:date>
    <dc:creator>Chris Hein</dc:creator>
    <meta:document-statistic meta:table-count="0" meta:image-count="0" meta:object-count="0" meta:page-count="1" meta:paragraph-count="25" meta:word-count="495" meta:character-count="2726"/>
    <meta:user-defined meta:name="Info 1"/>
    <meta:user-defined meta:name="Info 2"/>
    <meta:user-defined meta:name="Info 3"/>
    <meta:user-defined meta:name="Info 4"/>
  </office:meta>
</office:document-meta>
</file>